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Nicole Bertherin</text:span></text:p>
      <text:p text:style-name="P3"><text:tab/><text:tab/></text:p>
      <text:p text:style-name="P2"><text:span text:style-name="Highlighted_20_with_20_gray_20_Char"><text:span text:style-name="T4">Ich bin Gründerin und Co-Leiterin von Impulse. Dank viel Betreuungspraxis konnte ich meine Ausbildung zur Kleinkinderzieherin sur Dossier erzielen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7d8ea424-235a-4dab-9475-3d031cf45a3f">
        <text:p text:style-name="P5">
    <text:span text:style-name="T4">
      <text:tab/>
    </text:span>
    <text:span text:style-name="White_20_Font">
      <text:span text:style-name="T3">Juli 2026 - Juli 2021 </text:span>
    </text:span>
    <text:span text:style-name="T4">
      <text:tab/>
    </text:span>
    <text:span text:style-name="Color_20_Caps_20_Expanded">
      <text:span text:style-name="T7">Mechaniker - </text:span>
    </text:span>
    <text:span text:style-name="Color_20_Caps_20_Expanded">
      <text:span text:style-name="T8">Novartis</text:span>
    </text:span>
  </text:p>
        <text:list xml:id="list2143396568" text:style-name="LS4">
          <text:list-header>
            <text:p text:style-name="P16">Teamleiter<text:line-break/>Möchtegern Ethiker<text:line-break/>Auto</text:p>
          </text:list-header>
        </text:list>
        <text:p text:style-name="P9"/>
      </text:section>
      <text:section text:style-name="Sect1" text:name="8236df52-5503-480c-b8d2-af49b27c5fbf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Zentrum für Bildung - </text:span>
    </text:span>
    <text:span text:style-name="Color_20_Caps_20_Expanded">
      <text:span text:style-name="T8"/>
    </text:span>
  </text:p>
        <text:list xml:id="list2143396568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b7582b55-ed33-426d-90ee-3c77373e18f5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Forschungszentrum Biel - </text:span>
    </text:span>
    <text:span text:style-name="Color_20_Caps_20_Expanded">
      <text:span text:style-name="T8"/>
    </text:span>
  </text:p>
        <text:list xml:id="list2143396568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0c2683b6-8bda-4616-b06d-246de5302853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Universität Frankfurt - </text:span>
    </text:span>
    <text:span text:style-name="Color_20_Caps_20_Expanded">
      <text:span text:style-name="T9"/>
    </text:span>
  </text:p>
        <text:list xml:id="list182130200874445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06de59c3-fce2-482c-af3d-ed5fae88c510">
        <text:p text:style-name="P6">
    <text:span text:style-name="T4">
      <text:tab/>
    </text:span>
    <text:span text:style-name="White_20_Font">
      <text:span text:style-name="T3">Juli 2017 - Juli 2025 </text:span>
    </text:span>
    <text:span text:style-name="T4">
      <text:tab/>
    </text:span>
    <text:span text:style-name="Color_20_Caps_20_Expanded">
      <text:span text:style-name="T7">Bachelor in Philosophie - </text:span>
    </text:span>
    <text:span text:style-name="Color_20_Caps_20_Expanded">
      <text:span text:style-name="T9">Ethik-Seminar </text:span>
    </text:span>
  </text:p>
        <text:list xml:id="list182130200874445" text:continue-numbering="true" text:style-name="LS4">
          <text:list-header>
            <text:p text:style-name="P17">Philosophie und Ethik</text:p>
          </text:list-header>
        </text:list>
        <text:p text:style-name="P10"/>
      </text:section>
      <text:section text:style-name="Sect1" text:name="d2be9030-65f3-4d20-b6d7-5c71700d6e90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Universität Groningen - </text:span>
    </text:span>
    <text:span text:style-name="Color_20_Caps_20_Expanded">
      <text:span text:style-name="T9"/>
    </text:span>
  </text:p>
        <text:list xml:id="list182130200874445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77c54ae-466e-4467-b734-1629ec3cb19c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130405644959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42e99985-db96-45ff-980a-2c97a3edf852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130405644959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86368575-cbaf-492e-bfec-f93f1d276904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130405644959" text:continue-numbering="true" text:style-name="LS4">
          <text:list-header>
            <text:p text:style-name="P17">Analysen erstellen von Sozialisation, Erziehung und Bildung, Erstellen von Lernstrategien, 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076 340 24 41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6</meta:editing-cycles>
    <meta:editing-duration>PT1H7M13S</meta:editing-duration>
    <dc:subject>hloom.com</dc:subject>
    <meta:initial-creator>hloom.com </meta:initial-creator>
    <dc:date>2021-07-27T18:21:28.951238030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